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/>
    </style:style>
    <style:style style:name="P2" style:parent-style-name="Standard" style:family="paragraph">
      <style:text-properties fo:font-weight="bold" style:font-weight-asian="bold"/>
    </style:style>
    <style:style style:name="P3" style:parent-style-name="Standard" style:family="paragraph">
      <style:text-properties fo:font-weight="bold" style:font-weight-asian="bold"/>
    </style:style>
    <style:style style:name="T4" style:parent-style-name="Fuentedepárrafopredeter." style:family="text">
      <style:text-properties fo:font-weight="bold" style:font-weight-asian="bold"/>
    </style:style>
    <style:style style:name="T5" style:parent-style-name="Fuentedepárrafopredeter." style:family="text">
      <style:text-properties fo:font-weight="bold" style:font-weight-asian="bold"/>
    </style:style>
    <style:style style:name="P6" style:parent-style-name="Standard" style:family="paragraph">
      <style:text-properties fo:font-weight="bold" style:font-weight-asian="bold"/>
    </style:style>
    <style:style style:name="P7" style:parent-style-name="Standard" style:family="paragraph">
      <style:text-properties fo:font-weight="bold" style:font-weight-asian="bold"/>
    </style:style>
    <style:style style:name="P8" style:parent-style-name="Standard" style:family="paragraph">
      <style:text-properties fo:font-weight="bold" style:font-weight-asian="bold"/>
    </style:style>
    <style:style style:name="P9" style:parent-style-name="Standard" style:family="paragraph">
      <style:text-properties fo:font-weight="bold" style:font-weight-asian="bold"/>
    </style:style>
    <style:style style:name="P10" style:parent-style-name="Standard" style:family="paragraph">
      <style:text-properties fo:font-weight="bold" style:font-weight-asian="bold"/>
    </style:style>
    <style:style style:name="P11" style:parent-style-name="Standard" style:family="paragraph">
      <style:text-properties fo:font-weight="bold" style:font-weight-asian="bold"/>
    </style:style>
    <style:style style:name="P12" style:parent-style-name="Standard" style:family="paragraph">
      <style:text-properties fo:font-weight="bold" style:font-weight-asian="bold"/>
    </style:style>
    <style:style style:name="P13" style:parent-style-name="Standard" style:family="paragraph">
      <style:text-properties fo:font-weight="bold" style:font-weight-asian="bold"/>
    </style:style>
    <style:style style:name="P14" style:parent-style-name="Standard" style:family="paragraph">
      <style:text-properties fo:font-weight="bold" style:font-weight-asian="bold"/>
    </style:style>
    <style:style style:name="P15" style:parent-style-name="Standard" style:family="paragraph">
      <style:text-properties fo:font-weight="bold" style:font-weight-asian="bold"/>
    </style:style>
    <style:style style:name="P16" style:parent-style-name="Standard" style:family="paragraph">
      <style:text-properties fo:font-weight="bold" style:font-weight-asian="bold"/>
    </style:style>
    <style:style style:name="P17" style:parent-style-name="Standard" style:family="paragraph">
      <style:text-properties fo:font-weight="bold" style:font-weight-asian="bold"/>
    </style:style>
    <style:style style:name="P18" style:parent-style-name="Standard" style:family="paragraph">
      <style:text-properties fo:font-weight="bold" style:font-weight-asian="bold"/>
    </style:style>
  </office:automatic-styles>
  <office:body>
    <office:text text:use-soft-page-breaks="true">
      <text:p text:style-name="P1">3 Tipos de almacenamiento y ejemplos</text:p>
      <text:p text:style-name="Standard">Primario=RAM</text:p>
      <text:p text:style-name="Standard">Secundario=discos ópticos y magnéticos o memorias Flash</text:p>
      <text:p text:style-name="Standard">intermedio= buffer</text:p>
      <text:p text:style-name="P2">que es un sistema gestor de base de datos</text:p>
      <text:p text:style-name="P3">ventajas e<text:s/>inconvenientes del sistema de papel y sistema de archivos</text:p>
      <text:p text:style-name="Standard">capacidad física, concurrencia, transacciones, consistencia de datos</text:p>
      <text:p text:style-name="Standard"><text:span text:style-name="T4">consistencia de datos</text:span>= SE MANTEGA LA INFORMACION ACTUALIZADA</text:p>
      <text:p text:style-name="Standard"><text:span text:style-name="T5">concurrencia</text:span>= es el acceso a la vez</text:p>
      <text:p text:style-name="Standard"/>
      <text:p text:style-name="Standard"/>
      <text:p text:style-name="P6">ejemplos de base de datos</text:p>
      <text:p text:style-name="Standard">nosql=Mongodb</text:p>
      <text:p text:style-name="Standard">sql o relacional=Oracle, MySQL</text:p>
      <text:p text:style-name="Standard">orientado a objetos=Cassandra</text:p>
      <text:p text:style-name="Standard"/>
      <text:p text:style-name="P7">que es BASE DE DATOS</text:p>
      <text:p text:style-name="Standard">conjunto de información guardada ordenada</text:p>
      <text:p text:style-name="Standard"/>
      <text:p text:style-name="P8">que es SQL</text:p>
      <text:p text:style-name="P9"/>
      <text:p text:style-name="P10">TIPOS DE SGBD</text:p>
      <text:p text:style-name="Standard"/>
      <text:p text:style-name="Standard">Según la flexibilidad</text:p>
      <text:p text:style-name="Standard">ESTATICOS</text:p>
      <text:p text:style-name="Standard">DINAMICOS</text:p>
      <text:p text:style-name="Standard"/>
      <text:p text:style-name="Standard">Según la organización</text:p>
      <text:p text:style-name="Standard">JERARQUICA</text:p>
      <text:p text:style-name="Standard">RELACIONAL=MARIADB, ORACLE, MySQL</text:p>
      <text:p text:style-name="Standard">RED</text:p>
      <text:p text:style-name="Standard">ORIENTADOS A OBJETOS=cassandra</text:p>
      <text:p text:style-name="Standard">DEDUCTIVAS</text:p>
      <text:p text:style-name="Standard">MULTIDIMENSIONALES</text:p>
      <text:p text:style-name="Standard"/>
      <text:p text:style-name="Standard"/>
      <text:p text:style-name="P11">ARQUITECTURA DE SISTEMAS DE BASE DE DATOS</text:p>
      <text:p text:style-name="Standard"/>
      <text:p text:style-name="Standard">Nivel interno</text:p>
      <text:p text:style-name="Standard">Nivel conceptual</text:p>
      <text:p text:style-name="Standard">Nivel EXTERNO</text:p>
      <text:p text:style-name="Standard"/>
      <text:p text:style-name="Standard">Independencia fisica se puede modificar y puede ser transparente al usuario</text:p>
      <text:p text:style-name="Standard">Independencia logica se puede modificar sin impactar en los demás</text:p>
      <text:p text:style-name="Standard"/>
      <text:p text:style-name="P12">3.2 MODELOS DE DATOS</text:p>
      <text:p text:style-name="Standard"/>
      <text:p text:style-name="P13">4. OBJETIVOS DE GESTORES DE BASE DE DATOS</text:p>
      <text:p text:style-name="Standard"/>
      <text:p text:style-name="Standard"/>
      <text:p text:style-name="Standard"/>
      <text:p text:style-name="Standard"/>
      <text:soft-page-break/>
      <text:p text:style-name="P14">4.2 COMPONENTE DE UN SGBD</text:p>
      <text:p text:style-name="Standard"/>
      <text:p text:style-name="P15">TIPOS DE LENGUAJE DE DATOS</text:p>
      <text:p text:style-name="Standard">DML</text:p>
      <text:p text:style-name="Standard">DDL</text:p>
      <text:p text:style-name="Standard">DCL</text:p>
      <text:p text:style-name="Standard"/>
      <text:p text:style-name="P16">DIFERENCIA CENTRALIZADA Y DISTRIBUIDA</text:p>
      <text:p text:style-name="Standard"/>
      <text:p text:style-name="P17">CENTRALIZADA</text:p>
      <text:p text:style-name="Standard">UN UNICO SERVIDOR Y TODA LA INFORMACION VA HACIA AHÍ, CON LOS PROBLEMAS DE CUELLOS DE BOTELLA<text:s/>SE OPTA POR UN ESQUEMA DISTRIBUIDO</text:p>
      <text:p text:style-name="P18">DISTRIBUIDA</text:p>
      <text:p text:style-name="Standard">VARIOS EQUIPOS QUE PUEDEN SER HOMOGÉNEOS Y HETEROGÉNEO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aco</meta:initial-creator>
    <dc:creator>Paco</dc:creator>
    <meta:creation-date>2022-09-28T13:54:00Z</meta:creation-date>
    <dc:date>2022-09-28T20:45:00Z</dc:date>
    <meta:print-date>2022-09-28T14:06:00Z</meta:print-date>
    <meta:template xlink:href="Normal" xlink:type="simple"/>
    <meta:editing-cycles>4</meta:editing-cycles>
    <meta:editing-duration>PT12300S</meta:editing-duration>
    <meta:document-statistic meta:page-count="2" meta:paragraph-count="2" meta:word-count="213" meta:character-count="1388" meta:row-count="9" meta:non-whitespace-character-count="1177"/>
  </office:meta>
</office:document-meta>
</file>